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D200004E5300000BBB215A43AA332A2723.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2" style:family="table">
      <style:table-properties style:width="6.925in" fo:margin-left="0in" table:align="left" fo:keep-with-next="always"/>
    </style:style>
    <style:style style:name="Tableau2.A" style:family="table-column">
      <style:table-column-properties style:column-width="1.7313in"/>
    </style:style>
    <style:style style:name="Tableau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382in" fo:border="0.05pt solid #000000">
        <style:background-image/>
      </style:table-cell-properties>
    </style:style>
    <style:style style:name="Tableau2.A2" style:family="table-cell">
      <style:table-cell-properties fo:padding="0.0382in" fo:border-left="0.05pt solid #000000" fo:border-right="none" fo:border-top="none" fo:border-bottom="0.05pt solid #000000"/>
    </style:style>
    <style:style style:name="Tableau2.B2" style:family="table-cell">
      <style:table-cell-properties fo:padding="0.0382in" fo:border-left="0.05pt solid #000000" fo:border-right="none" fo:border-top="none" fo:border-bottom="0.05pt solid #000000"/>
    </style:style>
    <style:style style:name="Tableau2.C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2.A3" style:family="table-cell">
      <style:table-cell-properties fo:padding="0.0382in" fo:border-left="0.05pt solid #000000" fo:border-right="none" fo:border-top="none" fo:border-bottom="0.05pt solid #000000"/>
    </style:style>
    <style:style style:name="Tableau2.B3" style:family="table-cell">
      <style:table-cell-properties fo:padding="0.0382in" fo:border-left="0.05pt solid #000000" fo:border-right="none" fo:border-top="none" fo:border-bottom="0.05pt solid #000000"/>
    </style:style>
    <style:style style:name="Tableau2.C3" style:family="table-cell">
      <style:table-cell-properties fo:padding="0.0382in" fo:border-left="0.05pt solid #000000" fo:border-right="none" fo:border-top="none" fo:border-bottom="0.05pt solid #000000"/>
    </style:style>
    <style:style style:name="Tableau2.D3" style:family="table-cell">
      <style:table-cell-properties fo:padding="0.0382in" fo:border-left="0.05pt solid #000000" fo:border-right="0.05pt solid #000000" fo:border-top="none" fo:border-bottom="0.05pt solid #000000"/>
    </style:style>
    <style:style style:name="Tableau2.A4" style:family="table-cell">
      <style:table-cell-properties fo:padding="0.0382in" fo:border-left="0.05pt solid #000000" fo:border-right="none" fo:border-top="none" fo:border-bottom="0.05pt solid #000000"/>
    </style:style>
    <style:style style:name="Tableau2.B4" style:family="table-cell">
      <style:table-cell-properties fo:padding="0.0382in" fo:border-left="0.05pt solid #000000" fo:border-right="none" fo:border-top="none" fo:border-bottom="0.05pt solid #000000"/>
    </style:style>
    <style:style style:name="Tableau2.C4" style:family="table-cell">
      <style:table-cell-properties fo:padding="0.0382in" fo:border-left="0.05pt solid #000000" fo:border-right="none" fo:border-top="none" fo:border-bottom="0.05pt solid #000000"/>
    </style:style>
    <style:style style:name="Tableau2.D4" style:family="table-cell">
      <style:table-cell-properties fo:padding="0.0382in" fo:border-left="0.05pt solid #000000" fo:border-right="0.05pt solid #000000" fo:border-top="none" fo:border-bottom="0.05pt solid #000000"/>
    </style:style>
    <style:style style:name="Tableau2.A5" style:family="table-cell">
      <style:table-cell-properties fo:padding="0.0382in" fo:border-left="0.05pt solid #000000" fo:border-right="none" fo:border-top="none" fo:border-bottom="0.05pt solid #000000"/>
    </style:style>
    <style:style style:name="Tableau2.B5" style:family="table-cell">
      <style:table-cell-properties fo:padding="0.0382in" fo:border-left="0.05pt solid #000000" fo:border-right="none" fo:border-top="none" fo:border-bottom="0.05pt solid #000000"/>
    </style:style>
    <style:style style:name="Tableau2.C5" style:family="table-cell">
      <style:table-cell-properties fo:padding="0.0382in" fo:border-left="0.05pt solid #000000" fo:border-right="none" fo:border-top="none" fo:border-bottom="0.05pt solid #000000"/>
    </style:style>
    <style:style style:name="Tableau2.D5"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9028in"/>
    </style:style>
    <style:style style:name="Table4.B" style:family="table-column">
      <style:table-column-properties style:column-width="6.0243in"/>
    </style:style>
    <style:style style:name="Table4.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5.9285in" style:rel-column-width="56104*"/>
    </style:style>
    <style:style style:name="Table1.B" style:family="table-column">
      <style:table-column-properties style:column-width="0.4611in" style:rel-column-width="4363*"/>
    </style:style>
    <style:style style:name="Table1.C" style:family="table-column">
      <style:table-column-properties style:column-width="0.5354in" style:rel-column-width="5068*"/>
    </style:style>
    <style:style style:name="Table1.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5.9285in" style:rel-column-width="56104*"/>
    </style:style>
    <style:style style:name="Table3.B" style:family="table-column">
      <style:table-column-properties style:column-width="0.4611in" style:rel-column-width="4363*"/>
    </style:style>
    <style:style style:name="Table3.C" style:family="table-column">
      <style:table-column-properties style:column-width="0.5354in" style:rel-column-width="5068*"/>
    </style:style>
    <style:style style:name="Table3.A1" style:family="table-cell">
      <style:table-cell-properties fo:padding="0.0382in" fo:border="none"/>
    </style:style>
    <style:style style:name="Tableau4" style:family="table">
      <style:table-properties style:width="6.925in" table:align="margins"/>
    </style:style>
    <style:style style:name="Tableau4.A" style:family="table-column">
      <style:table-column-properties style:column-width="5.9292in" style:rel-column-width="56110*"/>
    </style:style>
    <style:style style:name="Tableau4.B" style:family="table-column">
      <style:table-column-properties style:column-width="0.4611in" style:rel-column-width="4363*"/>
    </style:style>
    <style:style style:name="Tableau4.C" style:family="table-column">
      <style:table-column-properties style:column-width="0.5347in" style:rel-column-width="5062*"/>
    </style:style>
    <style:style style:name="Tableau4.A1" style:family="table-cell">
      <style:table-cell-properties fo:padding="0.0382in" fo:border="none"/>
    </style:style>
    <style:style style:name="Table5" style:family="table">
      <style:table-properties style:width="6.925in" table:align="margins"/>
    </style:style>
    <style:style style:name="Table5.A" style:family="table-column">
      <style:table-column-properties style:column-width="5.9285in" style:rel-column-width="56104*"/>
    </style:style>
    <style:style style:name="Table5.B" style:family="table-column">
      <style:table-column-properties style:column-width="0.4611in" style:rel-column-width="4363*"/>
    </style:style>
    <style:style style:name="Table5.C" style:family="table-column">
      <style:table-column-properties style:column-width="0.5354in" style:rel-column-width="5068*"/>
    </style:style>
    <style:style style:name="Table5.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6.0597in" style:rel-column-width="57346*"/>
    </style:style>
    <style:style style:name="Table6.B" style:family="table-column">
      <style:table-column-properties style:column-width="0.8653in" style:rel-column-width="818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data-style-name="N0">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data-style-name="N0">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2292b00"/>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style:font-name="FreeSerif3" fo:font-weight="bold" officeooo:rsid="00865bc5" officeooo:paragraph-rsid="020569db"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officeooo:paragraph-rsid="00a508c7"/>
    </style:style>
    <style:style style:name="P12" style:family="paragraph" style:parent-style-name="Standard">
      <style:paragraph-properties fo:text-align="justify" style:justify-single-word="false"/>
      <style:text-properties fo:font-weight="bold" officeooo:rsid="020569db" officeooo:paragraph-rsid="020569db" style:font-weight-asian="bold" style:font-weight-complex="bold"/>
    </style:style>
    <style:style style:name="P13" style:family="paragraph" style:parent-style-name="Text_20_body">
      <style:text-properties officeooo:paragraph-rsid="00f33639"/>
    </style:style>
    <style:style style:name="P14" style:family="paragraph" style:parent-style-name="Text_20_body">
      <style:text-properties officeooo:rsid="00e7b220" officeooo:paragraph-rsid="00d6fd0a"/>
    </style:style>
    <style:style style:name="P15" style:family="paragraph" style:parent-style-name="Text_20_body">
      <style:text-properties officeooo:paragraph-rsid="011dcd60"/>
    </style:style>
    <style:style style:name="P16" style:family="paragraph" style:parent-style-name="Text_20_body">
      <style:text-properties officeooo:rsid="018234c7" officeooo:paragraph-rsid="018234c7"/>
    </style:style>
    <style:style style:name="P17" style:family="paragraph" style:parent-style-name="Text_20_body">
      <style:text-properties officeooo:rsid="018234c7" officeooo:paragraph-rsid="02167653"/>
    </style:style>
    <style:style style:name="P18" style:family="paragraph" style:parent-style-name="Text_20_body">
      <style:text-properties officeooo:rsid="0198918b" officeooo:paragraph-rsid="0198918b"/>
    </style:style>
    <style:style style:name="P19" style:family="paragraph" style:parent-style-name="Text_20_body">
      <style:text-properties officeooo:rsid="0066dcba" officeooo:paragraph-rsid="0066dcba"/>
    </style:style>
    <style:style style:name="P20" style:family="paragraph" style:parent-style-name="Text_20_body">
      <style:text-properties officeooo:rsid="0083f7c6" officeooo:paragraph-rsid="0083f7c6"/>
    </style:style>
    <style:style style:name="P21" style:family="paragraph" style:parent-style-name="Text_20_body">
      <style:paragraph-properties fo:text-align="justify" style:justify-single-word="false"/>
      <style:text-properties officeooo:paragraph-rsid="01ae9e25"/>
    </style:style>
    <style:style style:name="P22" style:family="paragraph" style:parent-style-name="Text_20_body">
      <style:paragraph-properties fo:text-align="justify" style:justify-single-word="false"/>
      <style:text-properties officeooo:paragraph-rsid="01b0f0c9"/>
    </style:style>
    <style:style style:name="P23" style:family="paragraph" style:parent-style-name="Text_20_body">
      <style:paragraph-properties fo:text-align="justify" style:justify-single-word="false"/>
      <style:text-properties officeooo:paragraph-rsid="01bce5ff"/>
    </style:style>
    <style:style style:name="P24" style:family="paragraph" style:parent-style-name="Text_20_body">
      <style:paragraph-properties fo:text-align="justify" style:justify-single-word="false"/>
      <style:text-properties officeooo:paragraph-rsid="01c13153"/>
    </style:style>
    <style:style style:name="P25" style:family="paragraph" style:parent-style-name="Text_20_body">
      <style:paragraph-properties fo:text-align="justify" style:justify-single-word="false"/>
      <style:text-properties officeooo:paragraph-rsid="01c3a62c"/>
    </style:style>
    <style:style style:name="P26" style:family="paragraph" style:parent-style-name="Text_20_body">
      <style:paragraph-properties fo:text-align="justify" style:justify-single-word="false"/>
      <style:text-properties officeooo:paragraph-rsid="01c76c21"/>
    </style:style>
    <style:style style:name="P27" style:family="paragraph" style:parent-style-name="Text_20_body">
      <style:paragraph-properties fo:text-align="justify" style:justify-single-word="false"/>
      <style:text-properties officeooo:paragraph-rsid="004fef30"/>
    </style:style>
    <style:style style:name="P28" style:family="paragraph" style:parent-style-name="Text_20_body">
      <style:paragraph-properties fo:text-align="justify" style:justify-single-word="false"/>
      <style:text-properties officeooo:paragraph-rsid="01bac9e7"/>
    </style:style>
    <style:style style:name="P29" style:family="paragraph" style:parent-style-name="Text_20_body">
      <style:paragraph-properties fo:text-align="justify" style:justify-single-word="false"/>
      <style:text-properties officeooo:rsid="00bf5b73" officeooo:paragraph-rsid="00d6fd0a"/>
    </style:style>
    <style:style style:name="P30" style:family="paragraph" style:parent-style-name="Text_20_body">
      <style:paragraph-properties fo:text-align="justify" style:justify-single-word="false"/>
      <style:text-properties officeooo:rsid="00bfaffa" officeooo:paragraph-rsid="01c3a62c"/>
    </style:style>
    <style:style style:name="P31" style:family="paragraph" style:parent-style-name="Text_20_body">
      <style:paragraph-properties fo:text-align="justify" style:justify-single-word="false"/>
      <style:text-properties officeooo:rsid="00260a45" officeooo:paragraph-rsid="00260a45"/>
    </style:style>
    <style:style style:name="P32" style:family="paragraph" style:parent-style-name="Text_20_body">
      <style:paragraph-properties fo:text-align="justify" style:justify-single-word="false"/>
      <style:text-properties officeooo:rsid="02138aae" officeooo:paragraph-rsid="0216446a"/>
    </style:style>
    <style:style style:name="P33" style:family="paragraph" style:parent-style-name="Text_20_body">
      <style:text-properties officeooo:paragraph-rsid="02167653"/>
    </style:style>
    <style:style style:name="P34" style:family="paragraph" style:parent-style-name="Text_20_body">
      <style:text-properties officeooo:rsid="022773df" officeooo:paragraph-rsid="022773df"/>
    </style:style>
    <style:style style:name="P35" style:family="paragraph" style:parent-style-name="Text_20_body">
      <style:text-properties officeooo:rsid="022b19e8" officeooo:paragraph-rsid="022b19e8"/>
    </style:style>
    <style:style style:name="P36" style:family="paragraph" style:parent-style-name="Text_20_body">
      <style:text-properties officeooo:rsid="01e073ab" officeooo:paragraph-rsid="01e073ab"/>
    </style:style>
    <style:style style:name="P37" style:family="paragraph" style:parent-style-name="Text_20_body">
      <style:text-properties fo:font-style="italic" officeooo:rsid="02530a84" officeooo:paragraph-rsid="02530a84" style:font-style-asian="italic" style:font-style-complex="italic"/>
    </style:style>
    <style:style style:name="P38" style:family="paragraph" style:parent-style-name="Heading">
      <style:text-properties officeooo:rsid="0033c55b" officeooo:paragraph-rsid="002529d6"/>
    </style:style>
    <style:style style:name="P39" style:family="paragraph" style:parent-style-name="Heading">
      <style:text-properties officeooo:rsid="010f3d1e" officeooo:paragraph-rsid="0158894a"/>
    </style:style>
    <style:style style:name="P40" style:family="paragraph" style:parent-style-name="Heading_20_2">
      <style:text-properties officeooo:rsid="0080f8f6" officeooo:paragraph-rsid="0080f8f6"/>
    </style:style>
    <style:style style:name="P41" style:family="paragraph" style:parent-style-name="Heading_20_2">
      <style:text-properties officeooo:rsid="00818e2e" officeooo:paragraph-rsid="00818e2e"/>
    </style:style>
    <style:style style:name="P42" style:family="paragraph" style:parent-style-name="Heading_20_2">
      <style:text-properties officeooo:rsid="02135c84" officeooo:paragraph-rsid="02135c84"/>
    </style:style>
    <style:style style:name="P43" style:family="paragraph" style:parent-style-name="Heading_20_2">
      <style:paragraph-properties fo:text-align="justify" style:justify-single-word="false"/>
      <style:text-properties officeooo:rsid="02135c84" officeooo:paragraph-rsid="02167653"/>
    </style:style>
    <style:style style:name="P44" style:family="paragraph" style:parent-style-name="code">
      <style:text-properties officeooo:rsid="007e8f9f"/>
    </style:style>
    <style:style style:name="P45" style:family="paragraph" style:parent-style-name="code">
      <style:text-properties officeooo:rsid="00865bc5"/>
    </style:style>
    <style:style style:name="P46" style:family="paragraph" style:parent-style-name="code">
      <style:text-properties officeooo:rsid="0162915e" officeooo:paragraph-rsid="0162915e"/>
    </style:style>
    <style:style style:name="P47" style:family="paragraph" style:parent-style-name="code">
      <style:text-properties officeooo:rsid="0160fcb5" officeooo:paragraph-rsid="0160fcb5"/>
    </style:style>
    <style:style style:name="P48" style:family="paragraph" style:parent-style-name="code">
      <style:text-properties officeooo:rsid="018401ef" officeooo:paragraph-rsid="018401ef"/>
    </style:style>
    <style:style style:name="P49" style:family="paragraph" style:parent-style-name="code">
      <style:text-properties officeooo:rsid="018401ef" officeooo:paragraph-rsid="01faf140"/>
    </style:style>
    <style:style style:name="P50" style:family="paragraph" style:parent-style-name="code">
      <style:text-properties officeooo:rsid="01abb65a" officeooo:paragraph-rsid="01abb65a"/>
    </style:style>
    <style:style style:name="P51" style:family="paragraph" style:parent-style-name="code">
      <style:text-properties officeooo:rsid="015f22bc" officeooo:paragraph-rsid="015f22bc"/>
    </style:style>
    <style:style style:name="P52" style:family="paragraph" style:parent-style-name="Table_20_Contents">
      <style:text-properties officeooo:rsid="0171cce3" officeooo:paragraph-rsid="0198d3ff" fo:background-color="#ffff99"/>
    </style:style>
    <style:style style:name="P53" style:family="paragraph" style:parent-style-name="Table_20_Contents">
      <style:text-properties style:font-name="FreeSerif3" officeooo:rsid="009f4fbb" officeooo:paragraph-rsid="009f4fbb"/>
    </style:style>
    <style:style style:name="P54" style:family="paragraph" style:parent-style-name="Table_20_Contents">
      <style:text-properties style:font-name="FreeSerif3" officeooo:rsid="019b7b15" officeooo:paragraph-rsid="019b7b15"/>
    </style:style>
    <style:style style:name="P55" style:family="paragraph" style:parent-style-name="Table_20_Contents">
      <style:paragraph-properties fo:text-align="start" style:justify-single-word="false"/>
      <style:text-properties style:font-name="FreeSerif3" officeooo:rsid="009e0673" officeooo:paragraph-rsid="009e0673"/>
    </style:style>
    <style:style style:name="P56" style:family="paragraph" style:parent-style-name="Table_20_Contents">
      <style:paragraph-properties fo:text-align="start" style:justify-single-word="false"/>
      <style:text-properties style:font-name="FreeSerif3" fo:font-weight="bold" officeooo:rsid="0206cfe3" officeooo:paragraph-rsid="0206cfe3" style:font-weight-asian="bold" style:font-weight-complex="bold"/>
    </style:style>
    <style:style style:name="P57" style:family="paragraph" style:parent-style-name="Table_20_Contents">
      <style:text-properties style:font-name="FreeSerif3" officeooo:rsid="00a202e8" officeooo:paragraph-rsid="020bcfa5"/>
    </style:style>
    <style:style style:name="P58" style:family="paragraph" style:parent-style-name="Table_20_Contents">
      <style:text-properties officeooo:rsid="0233d273" officeooo:paragraph-rsid="0233d273"/>
    </style:style>
    <style:style style:name="P59" style:family="paragraph" style:parent-style-name="Table_20_Contents">
      <style:text-properties officeooo:rsid="0239db41" officeooo:paragraph-rsid="0239db41"/>
    </style:style>
    <style:style style:name="P60"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61" style:family="paragraph" style:parent-style-name="Table_20_Heading">
      <style:text-properties style:font-name="FreeSerif3" officeooo:rsid="0189800b" officeooo:paragraph-rsid="0189800b"/>
    </style:style>
    <style:style style:name="P62" style:family="paragraph" style:parent-style-name="Table_20_Heading">
      <style:text-properties style:font-name="FreeSerif3" officeooo:rsid="008674c7"/>
    </style:style>
    <style:style style:name="P63" style:family="paragraph" style:parent-style-name="Illustration">
      <style:paragraph-properties fo:text-align="center" style:justify-single-word="false"/>
      <style:text-properties style:font-name="FreeSerif3"/>
    </style:style>
    <style:style style:name="P64" style:family="paragraph" style:parent-style-name="Table">
      <style:text-properties style:font-name="FreeSerif3"/>
    </style:style>
    <style:style style:name="P65" style:family="paragraph" style:parent-style-name="Table">
      <style:text-properties style:font-name="FreeSerif3" officeooo:paragraph-rsid="02292b00"/>
    </style:style>
    <style:style style:name="P66" style:family="paragraph" style:parent-style-name="Table">
      <style:text-properties style:font-name="FreeSerif3" officeooo:rsid="007e8f9f" officeooo:paragraph-rsid="022a2deb"/>
    </style:style>
    <style:style style:name="P67" style:family="paragraph" style:parent-style-name="Standard" style:list-style-name="L5">
      <style:paragraph-properties fo:text-align="justify" style:justify-single-word="false"/>
      <style:text-properties style:font-name="FreeSerif3" officeooo:rsid="019b7b15" officeooo:paragraph-rsid="019b7b15"/>
    </style:style>
    <style:style style:name="P68" style:family="paragraph" style:parent-style-name="Text_20_body" style:list-style-name="L3">
      <style:text-properties officeooo:rsid="0052fb60" officeooo:paragraph-rsid="0052fb60"/>
    </style:style>
    <style:style style:name="P69" style:family="paragraph" style:parent-style-name="Text_20_body" style:list-style-name="L3">
      <style:paragraph-properties fo:text-align="justify" style:justify-single-word="false"/>
      <style:text-properties officeooo:paragraph-rsid="005730e6"/>
    </style:style>
    <style:style style:name="P70" style:family="paragraph" style:parent-style-name="Text_20_body" style:list-style-name="L4">
      <style:paragraph-properties fo:text-align="justify" style:justify-single-word="false"/>
      <style:text-properties officeooo:paragraph-rsid="006bd91c"/>
    </style:style>
    <style:style style:name="P71" style:family="paragraph" style:parent-style-name="Text_20_body" style:list-style-name="L3">
      <style:text-properties officeooo:rsid="005bd4c6" officeooo:paragraph-rsid="005bd4c6"/>
    </style:style>
    <style:style style:name="P72" style:family="paragraph" style:parent-style-name="Text_20_body" style:list-style-name="L4"/>
    <style:style style:name="P73" style:family="paragraph" style:parent-style-name="Text_20_body" style:list-style-name="L4">
      <style:text-properties officeooo:paragraph-rsid="006bd91c"/>
    </style:style>
    <style:style style:name="P74" style:family="paragraph" style:parent-style-name="Text_20_body" style:list-style-name="L8">
      <style:paragraph-properties fo:text-align="justify" style:justify-single-word="false"/>
      <style:text-properties officeooo:rsid="00bfaffa" officeooo:paragraph-rsid="01c3a62c"/>
    </style:style>
    <style:style style:name="P75" style:family="paragraph" style:parent-style-name="Text_20_body" style:list-style-name="L8">
      <style:paragraph-properties fo:text-align="justify" style:justify-single-word="false"/>
      <style:text-properties officeooo:rsid="00bfaffa" officeooo:paragraph-rsid="01c58739"/>
    </style:style>
    <style:style style:name="P76" style:family="paragraph" style:parent-style-name="Text_20_body">
      <style:text-properties officeooo:rsid="01972df1" officeooo:paragraph-rsid="02563078"/>
    </style:style>
    <style:style style:name="P77" style:family="paragraph" style:parent-style-name="Caption" style:list-style-name="L1">
      <style:paragraph-properties fo:text-align="center" style:justify-single-word="false"/>
    </style:style>
    <style:style style:name="P78" style:family="paragraph" style:parent-style-name="Heading_20_1">
      <style:text-properties officeooo:paragraph-rsid="01f64211"/>
    </style:style>
    <style:style style:name="P79" style:family="paragraph" style:parent-style-name="Heading_20_1">
      <style:text-properties officeooo:rsid="01187079" officeooo:paragraph-rsid="01187079"/>
    </style:style>
    <style:style style:name="P80" style:family="paragraph" style:parent-style-name="Heading_20_1">
      <style:text-properties officeooo:rsid="00be3cdd" officeooo:paragraph-rsid="011dcd60"/>
    </style:style>
    <style:style style:name="P81" style:family="paragraph" style:parent-style-name="Heading_20_1">
      <style:text-properties officeooo:paragraph-rsid="01ccf563"/>
    </style:style>
    <style:style style:name="P82" style:family="paragraph" style:parent-style-name="Heading_20_1">
      <style:paragraph-properties fo:break-before="page"/>
      <style:text-properties officeooo:rsid="01ee1067" officeooo:paragraph-rsid="01cc7622"/>
    </style:style>
    <style:style style:name="P83" style:family="paragraph" style:parent-style-name="enum" style:list-style-name="L2">
      <style:text-properties officeooo:paragraph-rsid="0158894a"/>
    </style:style>
    <style:style style:name="P84" style:family="paragraph" style:parent-style-name="enum" style:list-style-name="L2">
      <style:text-properties officeooo:rsid="0133d8cf" officeooo:paragraph-rsid="0158894a"/>
    </style:style>
    <style:style style:name="P85" style:family="paragraph" style:parent-style-name="enum" style:list-style-name="L2">
      <style:text-properties fo:language="fr" fo:country="CA" officeooo:paragraph-rsid="0158894a" style:language-asian="zh" style:country-asian="CN" style:language-complex="ar" style:country-complex="SA"/>
    </style:style>
    <style:style style:name="P86" style:family="paragraph" style:parent-style-name="enum" style:list-style-name="L2">
      <style:text-properties fo:language="fr" fo:country="CA" officeooo:rsid="0033c55b" officeooo:paragraph-rsid="015f22bc" style:language-asian="zh" style:country-asian="CN" style:language-complex="ar" style:country-complex="SA"/>
    </style:style>
    <style:style style:name="P87" style:family="paragraph" style:parent-style-name="question" style:list-style-name="">
      <style:text-properties officeooo:rsid="022b19e8" officeooo:paragraph-rsid="022b19e8"/>
    </style:style>
    <style:style style:name="P88" style:family="paragraph" style:parent-style-name="question">
      <style:text-properties officeooo:rsid="00a88bc8" officeooo:paragraph-rsid="00a88bc8"/>
    </style:style>
    <style:style style:name="P89" style:family="paragraph" style:parent-style-name="question">
      <style:paragraph-properties fo:text-align="justify" style:justify-single-word="false"/>
      <style:text-properties officeooo:rsid="00a88bc8" officeooo:paragraph-rsid="01be9a58"/>
    </style:style>
    <style:style style:name="P90" style:family="paragraph" style:parent-style-name="question">
      <style:text-properties officeooo:paragraph-rsid="00ac79c6"/>
    </style:style>
    <style:style style:name="P91" style:family="paragraph" style:parent-style-name="question">
      <style:text-properties officeooo:rsid="02167653" officeooo:paragraph-rsid="021ccad5"/>
    </style:style>
    <style:style style:name="P92" style:family="paragraph" style:parent-style-name="question">
      <style:text-properties officeooo:rsid="02249451" officeooo:paragraph-rsid="024f2791"/>
    </style:style>
    <style:style style:name="P93" style:family="paragraph" style:parent-style-name="question">
      <style:text-properties officeooo:rsid="0250fd74" officeooo:paragraph-rsid="0250fd74"/>
    </style:style>
    <style:style style:name="P94" style:family="paragraph" style:parent-style-name="question">
      <style:text-properties officeooo:paragraph-rsid="02530a84"/>
    </style:style>
    <style:style style:name="P95" style:family="paragraph" style:parent-style-name="question" style:list-style-name="L6">
      <style:paragraph-properties fo:text-align="justify" style:justify-single-word="false"/>
      <style:text-properties officeooo:rsid="023e4f5a" officeooo:paragraph-rsid="023e4f5a"/>
    </style:style>
    <style:style style:name="P96" style:family="paragraph" style:parent-style-name="question" style:list-style-name="L6">
      <style:paragraph-properties fo:text-align="justify" style:justify-single-word="false"/>
      <style:text-properties officeooo:paragraph-rsid="01be9a58"/>
    </style:style>
    <style:style style:name="P97" style:family="paragraph" style:parent-style-name="question">
      <style:paragraph-properties fo:text-align="justify" style:justify-single-word="false"/>
      <style:text-properties officeooo:paragraph-rsid="00f33639"/>
    </style:style>
    <style:style style:name="P98" style:family="paragraph" style:parent-style-name="question">
      <style:paragraph-properties fo:text-align="justify" style:justify-single-word="false"/>
      <style:text-properties officeooo:paragraph-rsid="01c7a159"/>
    </style:style>
    <style:style style:name="P99" style:family="paragraph" style:parent-style-name="question" style:list-style-name="L6">
      <style:paragraph-properties fo:text-align="justify" style:justify-single-word="false"/>
      <style:text-properties officeooo:rsid="01207840" officeooo:paragraph-rsid="01be9a58"/>
    </style:style>
    <style:style style:name="P100" style:family="paragraph" style:parent-style-name="question">
      <style:text-properties officeooo:paragraph-rsid="01be7636"/>
    </style:style>
    <style:style style:name="P101" style:family="paragraph" style:parent-style-name="question" style:list-style-name="L7">
      <style:text-properties officeooo:rsid="01271125" officeooo:paragraph-rsid="01be7636"/>
    </style:style>
    <style:style style:name="P102" style:family="paragraph" style:parent-style-name="question" style:list-style-name="L7">
      <style:text-properties officeooo:rsid="02419854" officeooo:paragraph-rsid="02419854"/>
    </style:style>
    <style:style style:name="P103" style:family="paragraph" style:parent-style-name="question">
      <style:text-properties officeooo:paragraph-rsid="01dc91a4"/>
    </style:style>
    <style:style style:name="P104" style:family="paragraph" style:parent-style-name="question">
      <style:paragraph-properties fo:text-align="justify" style:justify-single-word="false"/>
      <style:text-properties officeooo:rsid="01c7a159" officeooo:paragraph-rsid="01c7a159"/>
    </style:style>
    <style:style style:name="P105" style:family="paragraph" style:parent-style-name="question">
      <style:text-properties officeooo:paragraph-rsid="02316d90"/>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ab3b3"/>
    </style:style>
    <style:style style:name="T18" style:family="text">
      <style:text-properties officeooo:rsid="00bfaffa"/>
    </style:style>
    <style:style style:name="T19" style:family="text">
      <style:text-properties officeooo:rsid="00e98dc9"/>
    </style:style>
    <style:style style:name="T20" style:family="text">
      <style:text-properties officeooo:rsid="00e9d24a"/>
    </style:style>
    <style:style style:name="T21" style:family="text">
      <style:text-properties officeooo:rsid="00eb9dcd"/>
    </style:style>
    <style:style style:name="T22" style:family="text">
      <style:text-properties officeooo:rsid="00f6b33e"/>
    </style:style>
    <style:style style:name="T23" style:family="text">
      <style:text-properties officeooo:rsid="011b8b9d"/>
    </style:style>
    <style:style style:name="T24" style:family="text">
      <style:text-properties officeooo:rsid="011c29f9"/>
    </style:style>
    <style:style style:name="T25" style:family="text">
      <style:text-properties fo:font-style="italic" style:font-style-asian="italic" style:font-style-complex="italic"/>
    </style:style>
    <style:style style:name="T26" style:family="text">
      <style:text-properties fo:font-style="italic" officeooo:rsid="01101644" style:font-style-asian="italic" style:font-style-complex="italic"/>
    </style:style>
    <style:style style:name="T27" style:family="text">
      <style:text-properties fo:font-style="italic" officeooo:rsid="01ae9e25" style:font-style-asian="italic" style:font-style-complex="italic"/>
    </style:style>
    <style:style style:name="T28" style:family="text">
      <style:text-properties fo:font-style="italic" officeooo:rsid="01bcb36b" style:font-style-asian="italic" style:font-style-complex="italic"/>
    </style:style>
    <style:style style:name="T29" style:family="text">
      <style:text-properties fo:font-style="italic" officeooo:rsid="00bfaffa" style:font-style-asian="italic" style:font-style-complex="italic"/>
    </style:style>
    <style:style style:name="T30" style:family="text">
      <style:text-properties fo:font-style="italic" officeooo:rsid="01dc91a4" style:font-style-asian="italic" style:font-style-complex="italic"/>
    </style:style>
    <style:style style:name="T31" style:family="text">
      <style:text-properties fo:font-style="italic" officeooo:rsid="0250fd74" style:font-style-asian="italic" style:font-style-complex="italic"/>
    </style:style>
    <style:style style:name="T32" style:family="text">
      <style:text-properties fo:font-style="italic" officeooo:rsid="02530a84" style:font-style-asian="italic" style:font-style-complex="italic"/>
    </style:style>
    <style:style style:name="T33" style:family="text">
      <style:text-properties fo:font-style="italic" officeooo:rsid="0254eab8" style:font-style-asian="italic" style:font-style-complex="italic"/>
    </style:style>
    <style:style style:name="T34" style:family="text">
      <style:text-properties officeooo:rsid="011dcd60"/>
    </style:style>
    <style:style style:name="T35" style:family="text">
      <style:text-properties officeooo:rsid="01207840"/>
    </style:style>
    <style:style style:name="T36" style:family="text">
      <style:text-properties officeooo:rsid="012331dc"/>
    </style:style>
    <style:style style:name="T37" style:family="text">
      <style:text-properties officeooo:rsid="01238466"/>
    </style:style>
    <style:style style:name="T38" style:family="text">
      <style:text-properties officeooo:rsid="01271125"/>
    </style:style>
    <style:style style:name="T39" style:family="text">
      <style:text-properties officeooo:rsid="01452a9f"/>
    </style:style>
    <style:style style:name="T40" style:family="text">
      <style:text-properties officeooo:rsid="0146ce6a"/>
    </style:style>
    <style:style style:name="T41" style:family="text">
      <style:text-properties officeooo:rsid="0148a30e"/>
    </style:style>
    <style:style style:name="T42" style:family="text">
      <style:text-properties officeooo:rsid="014b8ff3"/>
    </style:style>
    <style:style style:name="T43" style:family="text">
      <style:text-properties officeooo:rsid="01550c06"/>
    </style:style>
    <style:style style:name="T44" style:family="text">
      <style:text-properties officeooo:rsid="015acba2"/>
    </style:style>
    <style:style style:name="T45" style:family="text">
      <style:text-properties officeooo:rsid="015cc9e4"/>
    </style:style>
    <style:style style:name="T46" style:family="text">
      <style:text-properties officeooo:rsid="01748e4f"/>
    </style:style>
    <style:style style:name="T47" style:family="text">
      <style:text-properties officeooo:rsid="017958c3"/>
    </style:style>
    <style:style style:name="T48" style:family="text">
      <style:text-properties officeooo:rsid="017badbe"/>
    </style:style>
    <style:style style:name="T49" style:family="text">
      <style:text-properties officeooo:rsid="017c33c7"/>
    </style:style>
    <style:style style:name="T50" style:family="text">
      <style:text-properties officeooo:rsid="017e1b1e"/>
    </style:style>
    <style:style style:name="T51" style:family="text">
      <style:text-properties officeooo:rsid="017fd3bd"/>
    </style:style>
    <style:style style:name="T52" style:family="text">
      <style:text-properties officeooo:rsid="0196273c"/>
    </style:style>
    <style:style style:name="T53" style:family="text">
      <style:text-properties officeooo:rsid="0199ba2b"/>
    </style:style>
    <style:style style:name="T54" style:family="text">
      <style:text-properties officeooo:rsid="019b7b15"/>
    </style:style>
    <style:style style:name="T55" style:family="text">
      <style:text-properties officeooo:rsid="019d069e"/>
    </style:style>
    <style:style style:name="T56" style:family="text">
      <style:text-properties officeooo:rsid="005b4e01" fo:background-color="transparent" loext:char-shading-value="0"/>
    </style:style>
    <style:style style:name="T57" style:family="text">
      <style:text-properties officeooo:rsid="01a22d7e" fo:background-color="transparent" loext:char-shading-value="0"/>
    </style:style>
    <style:style style:name="T58" style:family="text">
      <style:text-properties officeooo:rsid="015acba2" fo:background-color="transparent" loext:char-shading-value="0"/>
    </style:style>
    <style:style style:name="T59" style:family="text">
      <style:text-properties officeooo:rsid="01a269ea" fo:background-color="transparent" loext:char-shading-value="0"/>
    </style:style>
    <style:style style:name="T60" style:family="text">
      <style:text-properties officeooo:rsid="017badbe" fo:background-color="transparent" loext:char-shading-value="0"/>
    </style:style>
    <style:style style:name="T61" style:family="text">
      <style:text-properties officeooo:rsid="01ae9e25" fo:background-color="transparent" loext:char-shading-value="0"/>
    </style:style>
    <style:style style:name="T62" style:family="text">
      <style:text-properties officeooo:rsid="01a64e9f"/>
    </style:style>
    <style:style style:name="T63" style:family="text">
      <style:text-properties fo:font-weight="bold" style:font-weight-asian="bold" style:font-weight-complex="bold"/>
    </style:style>
    <style:style style:name="T64" style:family="text">
      <style:text-properties fo:font-weight="bold" officeooo:rsid="0036f236" style:font-weight-asian="bold" style:font-weight-complex="bold"/>
    </style:style>
    <style:style style:name="T65" style:family="text">
      <style:text-properties fo:font-weight="bold" officeooo:rsid="01ae9e25" style:font-weight-asian="bold" style:font-weight-complex="bold"/>
    </style:style>
    <style:style style:name="T66" style:family="text">
      <style:text-properties fo:font-weight="bold" officeooo:rsid="005730e6" style:font-weight-asian="bold" style:font-weight-complex="bold"/>
    </style:style>
    <style:style style:name="T67" style:family="text">
      <style:text-properties fo:font-weight="bold" officeooo:rsid="0066dcba" style:font-weight-asian="bold" style:font-weight-complex="bold"/>
    </style:style>
    <style:style style:name="T68" style:family="text">
      <style:text-properties fo:font-weight="bold" officeooo:rsid="0067a7c5" style:font-weight-asian="bold" style:font-weight-complex="bold"/>
    </style:style>
    <style:style style:name="T69" style:family="text">
      <style:text-properties fo:font-weight="bold" officeooo:rsid="006a85f2" style:font-weight-asian="bold" style:font-weight-complex="bold"/>
    </style:style>
    <style:style style:name="T70" style:family="text">
      <style:text-properties fo:font-weight="bold" officeooo:rsid="019b7b15" style:font-weight-asian="bold" style:font-weight-complex="bold"/>
    </style:style>
    <style:style style:name="T71" style:family="text">
      <style:text-properties fo:font-weight="bold" officeooo:rsid="011b8b9d" style:font-weight-asian="bold" style:font-weight-complex="bold"/>
    </style:style>
    <style:style style:name="T72" style:family="text">
      <style:text-properties fo:font-weight="bold" officeooo:rsid="011dcd60" style:font-weight-asian="bold" style:font-weight-complex="bold"/>
    </style:style>
    <style:style style:name="T73" style:family="text">
      <style:text-properties fo:font-weight="bold" officeooo:rsid="01238466" style:font-weight-asian="bold" style:font-weight-complex="bold"/>
    </style:style>
    <style:style style:name="T74" style:family="text">
      <style:text-properties fo:font-weight="bold" officeooo:rsid="00bfaffa" style:font-weight-asian="bold" style:font-weight-complex="bold"/>
    </style:style>
    <style:style style:name="T75" style:family="text">
      <style:text-properties fo:font-weight="bold" officeooo:rsid="01c7a159" style:font-weight-asian="bold" style:font-weight-complex="bold"/>
    </style:style>
    <style:style style:name="T76" style:family="text">
      <style:text-properties fo:font-weight="bold" officeooo:rsid="005b4e01" style:font-weight-asian="bold" style:font-weight-complex="bold"/>
    </style:style>
    <style:style style:name="T77" style:family="text">
      <style:text-properties fo:font-weight="bold" officeooo:rsid="01d19852" style:font-weight-asian="bold" style:font-weight-complex="bold"/>
    </style:style>
    <style:style style:name="T78" style:family="text">
      <style:text-properties fo:font-weight="bold" officeooo:rsid="01dc91a4" style:font-weight-asian="bold" style:font-weight-complex="bold"/>
    </style:style>
    <style:style style:name="T79" style:family="text">
      <style:text-properties fo:font-weight="bold" officeooo:rsid="01fb8067" style:font-weight-asian="bold" style:font-weight-complex="bold"/>
    </style:style>
    <style:style style:name="T80" style:family="text">
      <style:text-properties fo:font-weight="bold" officeooo:rsid="011a40ee" style:font-weight-asian="bold" style:font-weight-complex="bold"/>
    </style:style>
    <style:style style:name="T81" style:family="text">
      <style:text-properties fo:font-weight="bold" officeooo:rsid="020ad988" style:font-weight-asian="bold" style:font-weight-complex="bold"/>
    </style:style>
    <style:style style:name="T82" style:family="text">
      <style:text-properties fo:font-weight="bold" fo:background-color="transparent" loext:char-shading-value="0" style:font-weight-asian="bold" style:font-weight-complex="bold"/>
    </style:style>
    <style:style style:name="T83" style:family="text">
      <style:text-properties fo:font-weight="bold" officeooo:rsid="01a22d7e" fo:background-color="transparent" loext:char-shading-value="0" style:font-weight-asian="bold" style:font-weight-complex="bold"/>
    </style:style>
    <style:style style:name="T84" style:family="text">
      <style:text-properties fo:font-weight="bold" officeooo:rsid="01f387d4" fo:background-color="transparent" loext:char-shading-value="0" style:font-weight-asian="bold" style:font-weight-complex="bold"/>
    </style:style>
    <style:style style:name="T85" style:family="text">
      <style:text-properties fo:font-weight="bold" officeooo:rsid="01ae9e25" fo:background-color="transparent" loext:char-shading-value="0" style:font-weight-asian="bold" style:font-weight-complex="bold"/>
    </style:style>
    <style:style style:name="T86" style:family="text">
      <style:text-properties officeooo:rsid="01abb65a"/>
    </style:style>
    <style:style style:name="T87" style:family="text">
      <style:text-properties officeooo:rsid="01ae9e25"/>
    </style:style>
    <style:style style:name="T88" style:family="text">
      <style:text-properties style:font-name="FreeMono1" fo:font-size="10pt" style:font-size-asian="10pt" style:font-size-complex="10pt"/>
    </style:style>
    <style:style style:name="T89" style:family="text">
      <style:text-properties officeooo:rsid="01b0f0c9"/>
    </style:style>
    <style:style style:name="T90" style:family="text">
      <style:text-properties style:font-name="FreeSerif3"/>
    </style:style>
    <style:style style:name="T91" style:family="text">
      <style:text-properties style:font-name="FreeSerif3" officeooo:rsid="00865bc5"/>
    </style:style>
    <style:style style:name="T92" style:family="text">
      <style:text-properties style:font-name="FreeSerif3" officeooo:rsid="00865bc5" fo:background-color="transparent" loext:char-shading-value="0"/>
    </style:style>
    <style:style style:name="T93" style:family="text">
      <style:text-properties style:font-name="FreeSerif3" officeooo:rsid="01b0f0c9"/>
    </style:style>
    <style:style style:name="T94" style:family="text">
      <style:text-properties style:font-name="FreeSerif3" officeooo:rsid="01b74477"/>
    </style:style>
    <style:style style:name="T95" style:family="text">
      <style:text-properties style:font-name="FreeSerif3" officeooo:rsid="01b919bd"/>
    </style:style>
    <style:style style:name="T96" style:family="text">
      <style:text-properties style:font-name="FreeSerif3" fo:font-style="italic" style:font-style-asian="italic" style:font-style-complex="italic"/>
    </style:style>
    <style:style style:name="T97" style:family="text">
      <style:text-properties style:font-name="FreeSerif3" fo:font-style="normal" style:font-style-asian="normal" style:font-style-complex="normal"/>
    </style:style>
    <style:style style:name="T98" style:family="text">
      <style:text-properties style:font-name="FreeSerif3" fo:font-style="normal" officeooo:rsid="02292b00" style:font-style-asian="normal" style:font-style-complex="normal"/>
    </style:style>
    <style:style style:name="T99" style:family="text">
      <style:text-properties style:font-name="FreeSerif3" fo:font-style="normal" officeooo:rsid="0229f47f" style:font-style-asian="normal" style:font-style-complex="normal"/>
    </style:style>
    <style:style style:name="T100" style:family="text">
      <style:text-properties style:font-name="FreeSerif3" fo:font-style="normal" fo:font-weight="normal" officeooo:rsid="0248d22a" style:font-style-asian="normal" style:font-weight-asian="normal" style:font-style-complex="normal" style:font-weight-complex="normal"/>
    </style:style>
    <style:style style:name="T101" style:family="text">
      <style:text-properties style:font-name="FreeSerif3" fo:font-style="normal" fo:font-weight="normal" officeooo:rsid="024a726b"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fo:font-style="normal" officeooo:rsid="01bcb36b" style:font-style-asian="normal" style:font-style-complex="normal"/>
    </style:style>
    <style:style style:name="T104" style:family="text">
      <style:text-properties fo:font-style="normal" officeooo:rsid="01dc91a4" style:font-style-asian="normal" style:font-style-complex="normal"/>
    </style:style>
    <style:style style:name="T105" style:family="text">
      <style:text-properties fo:font-style="normal" officeooo:rsid="021be9dc" style:font-style-asian="normal" style:font-style-complex="normal"/>
    </style:style>
    <style:style style:name="T106" style:family="text">
      <style:text-properties fo:font-style="normal" officeooo:rsid="021ccad5" style:font-style-asian="normal" style:font-style-complex="normal"/>
    </style:style>
    <style:style style:name="T107" style:family="text">
      <style:text-properties fo:font-style="normal" officeooo:rsid="024d7542" style:font-style-asian="normal" style:font-style-complex="normal"/>
    </style:style>
    <style:style style:name="T108" style:family="text">
      <style:text-properties officeooo:rsid="01be7636"/>
    </style:style>
    <style:style style:name="T109" style:family="text">
      <style:text-properties fo:color="#ff3333" officeooo:rsid="01238466"/>
    </style:style>
    <style:style style:name="T110" style:family="text">
      <style:text-properties fo:color="#ff3333" officeooo:rsid="011b8b9d"/>
    </style:style>
    <style:style style:name="T111" style:family="text">
      <style:text-properties fo:color="#ff3333" style:font-name="FreeSerif3" fo:font-size="12pt" officeooo:rsid="01be9a58" style:font-size-asian="10.5pt" style:font-size-complex="12pt"/>
    </style:style>
    <style:style style:name="T112" style:family="text">
      <style:text-properties fo:color="#ff3333" fo:font-weight="bold" officeooo:rsid="01238466" style:font-weight-asian="bold" style:font-weight-complex="bold"/>
    </style:style>
    <style:style style:name="T113" style:family="text">
      <style:text-properties officeooo:rsid="01bfeb80"/>
    </style:style>
    <style:style style:name="T114" style:family="text">
      <style:text-properties officeooo:rsid="01c7a159"/>
    </style:style>
    <style:style style:name="T115" style:family="text">
      <style:text-properties officeooo:rsid="01dc91a4"/>
    </style:style>
    <style:style style:name="T116" style:family="text">
      <style:text-properties fo:font-weight="normal" officeooo:rsid="01dc91a4" style:font-weight-asian="normal" style:font-weight-complex="normal"/>
    </style:style>
    <style:style style:name="T117" style:family="text">
      <style:text-properties fo:font-weight="normal" officeooo:rsid="0236d1bc" style:font-weight-asian="normal" style:font-weight-complex="normal"/>
    </style:style>
    <style:style style:name="T118" style:family="text">
      <style:text-properties fo:font-weight="normal" officeooo:rsid="01f04d50" fo:background-color="transparent" loext:char-shading-value="0" style:font-weight-asian="normal" style:font-weight-complex="normal"/>
    </style:style>
    <style:style style:name="T119" style:family="text">
      <style:text-properties style:text-underline-style="solid" style:text-underline-width="auto" style:text-underline-color="font-color" fo:font-weight="bold" style:font-weight-asian="bold" style:font-weight-complex="bold"/>
    </style:style>
    <style:style style:name="T120" style:family="text">
      <style:text-properties officeooo:rsid="01e9140a"/>
    </style:style>
    <style:style style:name="T121" style:family="text">
      <style:text-properties officeooo:rsid="01ece9a4"/>
    </style:style>
    <style:style style:name="T122" style:family="text">
      <style:text-properties officeooo:rsid="01f7db05"/>
    </style:style>
    <style:style style:name="T123" style:family="text">
      <style:text-properties officeooo:rsid="01f91efc"/>
    </style:style>
    <style:style style:name="T124" style:family="text">
      <style:text-properties officeooo:rsid="01faf140"/>
    </style:style>
    <style:style style:name="T125" style:family="text">
      <style:text-properties style:font-name="Arial"/>
    </style:style>
    <style:style style:name="T126" style:family="text">
      <style:text-properties style:font-name="Arial" officeooo:rsid="01fef00c"/>
    </style:style>
    <style:style style:name="T127" style:family="text">
      <style:text-properties style:font-name="Arial Black" fo:font-size="16pt" fo:font-style="normal" style:font-size-asian="16pt" style:font-style-asian="normal" style:font-size-complex="16pt" style:font-style-complex="normal"/>
    </style:style>
    <style:style style:name="T128" style:family="text">
      <style:text-properties officeooo:rsid="0202f13e"/>
    </style:style>
    <style:style style:name="T129" style:family="text">
      <style:text-properties officeooo:rsid="011a40ee"/>
    </style:style>
    <style:style style:name="T130" style:family="text">
      <style:text-properties officeooo:rsid="020bcfa5"/>
    </style:style>
    <style:style style:name="T131" style:family="text">
      <style:text-properties officeooo:rsid="020dbc58"/>
    </style:style>
    <style:style style:name="T132" style:family="text">
      <style:text-properties officeooo:rsid="0216446a"/>
    </style:style>
    <style:style style:name="T133" style:family="text">
      <style:text-properties officeooo:rsid="022a2deb"/>
    </style:style>
    <style:style style:name="T134" style:family="text">
      <style:text-properties officeooo:rsid="022d9e1a"/>
    </style:style>
    <style:style style:name="T135" style:family="text">
      <style:text-properties officeooo:rsid="022df8dd"/>
    </style:style>
    <style:style style:name="T136" style:family="text">
      <style:text-properties officeooo:rsid="023f5110"/>
    </style:style>
    <style:style style:name="T137" style:family="text">
      <style:text-properties officeooo:rsid="024bb814"/>
    </style:style>
    <style:style style:name="T138" style:family="text">
      <style:text-properties officeooo:rsid="024f23a7"/>
    </style:style>
    <style:style style:name="T139" style:family="text">
      <style:text-properties officeooo:rsid="0250226f"/>
    </style:style>
    <style:style style:name="T140" style:family="text">
      <style:text-properties officeooo:rsid="0250fd74"/>
    </style:style>
    <style:style style:name="T141" style:family="text">
      <style:text-properties officeooo:rsid="025150d8"/>
    </style:style>
    <style:style style:name="T142" style:family="text">
      <style:text-properties officeooo:rsid="025256a6"/>
    </style:style>
    <style:style style:name="T143" style:family="text">
      <style:text-properties officeooo:rsid="025561d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73388679932614164" text:style-name="L1">
        <text:list-header>
          <text:p text:style-name="P77"><text:span text:style-name="T127"><text:user-defined style:data-style-name="N0" text:name="Sigle">INF2610</text:user-defined></text:span><text:span text:style-name="T127"> – </text:span><text:span text:style-name="T127"><text:user-defined style:data-style-name="N0" text:name="Cours">Noyau du système d'exploitation</text:user-defined></text:span></text:p>
        </text:list-header>
      </text:list>
      <text:p text:style-name="P1"/>
      <text:p text:style-name="P10"><text:span text:style-name="T125"><text:user-defined style:data-style-name="N0" text:name="Etiquette">Laboratoire 2</text:user-defined></text:span><text:span text:style-name="T125"> – </text:span><text:span text:style-name="T126">Hiver 2018</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2">Inscrire ici le nom des membres de l'équipe</text:p>
          </table:table-cell>
        </table:table-row>
        <table:table-row>
          <table:table-cell table:style-name="Table2.A2" office:value-type="string">
            <text:p text:style-name="Table_20_Contents">Note finale sur 20</text:p>
          </table:table-cell>
          <table:table-cell table:style-name="Table2.B2" office:value-type="float" office:value="0">
            <text:p text:style-name="P59">0</text:p>
          </table:table-cell>
        </table:table-row>
      </table:table>
      <text:p text:style-name="Standard"/>
      <text:p text:style-name="P38">Mise en situation</text:p>
      <text:p text:style-name="P31">Au précédent laboratoire, nous avons vu qu'un processus ne peut accéder à la mémoire d'un autre processus directement. Nous avons également vu qu'il <text:span text:style-name="T62">est nécessaire de disposer d'</text:span>un moyen <text:span text:style-name="T62">de contrôle d</text:span>'accès concurrent à une ressource, comme une variable partagée. C'est la fonction des <text:span text:style-name="T63">mécanismes de communication inter-processus</text:span> (Inter-Process Communication, ou IPC), dont il est question dans ce laboratoire.</text:p>
      <text:p text:style-name="P39">Directives</text:p>
      <text:list xml:id="list3641575732693303234" text:style-name="L2">
        <text:list-item>
          <text:p text:style-name="P84">L'activité se fait en équipe de deux. Inscrivez les noms ci-haut.</text:p>
        </text:list-item>
        <text:list-item>
          <text:p text:style-name="P83">Répondez <text:span text:style-name="T63">directement dans le questionnaire</text:span> ODT avec Libre Office.</text:p>
        </text:list-item>
        <text:list-item>
          <text:p text:style-name="P83">La correction se fera directement dans le document électronique.</text:p>
        </text:list-item>
        <text:list-item>
          <text:p text:style-name="P83"><text:span text:style-name="T1">Remettez sur Moodle l</text:span>e questionnaire rempli et le code <text:span text:style-name="T2">(archive tar produite par </text:span><text:span text:style-name="T26">make dist</text:span><text:span text:style-name="T2">).</text:span></text:p>
        </text:list-item>
        <text:list-item>
          <text:p text:style-name="P83">Une seule personne de l'équipe doit effectuer la remise sur Moodle.</text:p>
        </text:list-item>
        <text:list-item>
          <text:p text:style-name="P85">Utilisez les machines du laboratoire pour obtenir vos résultats.</text:p>
        </text:list-item>
        <text:list-item>
          <text:p text:style-name="P86">10% de la note finale peut être enlevée pour la mauvaise qualité de la langue.</text:p>
        </text:list-item>
      </text:list>
      <text:p text:style-name="P60">Après avoir décompressé les sources, exécute<text:span text:style-name="T86">z</text:span> le script <text:span text:style-name="T25">fixperms.sh</text:span> pour corriger les permissions <text:span text:style-name="T86">puis n'oubliez pas de configurer votre projet :</text:span></text:p>
      <text:p text:style-name="P46">tar xzvf inf2610-lab2-<text:span text:style-name="T137">2.0</text:span>.tar.gz</text:p>
      <text:p text:style-name="P47">cd inf2610-lab2-<text:span text:style-name="T137">2.0</text:span>/</text:p>
      <text:p text:style-name="P51">sh fixperms.sh</text:p>
      <text:p text:style-name="P50">./configure</text:p>
      <text:p text:style-name="P50"/>
      <text:h text:style-name="P78" text:outline-level="1"><text:soft-page-break/><text:span text:style-name="T4">Classification des verrous</text:span> [ <text:span text:style-name="T128">10</text:span> pts ]</text:h>
      <text:p text:style-name="P21"><text:span text:style-name="T3">Vous travaillez sur une librairie dont la fonction est de </text:span><text:span text:style-name="T64">calculer des statistiques sur des nombres entiers</text:span><text:span text:style-name="T3">. Plusieurs fils d'exécution pourront ajouter simultanément des valeurs, il est donc nécessaire de protéger la </text:span><text:span text:style-name="T64">section critique</text:span><text:span text:style-name="T3"> par un verrou. </text:span></text:p>
      <text:p text:style-name="P21"><text:span text:style-name="T87">La question que l'on peut se poser est de savoir lequel choisir entre un </text:span><text:span text:style-name="T27">mutex</text:span><text:span text:style-name="T87">, un </text:span><text:span text:style-name="T27">sémaphore</text:span><text:span text:style-name="T87"> ou un </text:span><text:span text:style-name="T27">spinlock</text:span><text:span text:style-name="T87"> ? Quel est leur principe de fonctionnement ? Cet atelier vous permettra d'en faire l'expérience et d'observer leur</text:span><text:span text:style-name="T61">s</text:span><text:span text:style-name="T87"> </text:span><text:span text:style-name="T65">interaction</text:span><text:span text:style-name="T84">s</text:span><text:span text:style-name="T85"> av</text:span><text:span text:style-name="T65">ec le système d'exploitation</text:span><text:span text:style-name="T87">.</text:span></text:p>
      <text:p text:style-name="P40">Implémentation</text:p>
      <text:p text:style-name="P27"><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8026624584170552090" text:style-name="L3">
        <text:list-item>
          <text:p text:style-name="P68"><text:span text:style-name="T63">mutex.c </text:span>: utilisation d'un seul mutex <text:span text:style-name="T25">PThread</text:span> comme simple verrou partagé.</text:p>
        </text:list-item>
        <text:list-item>
          <text:p text:style-name="P69"><text:span text:style-name="T66">semrelay.c</text:span><text:span text:style-name="T7"> : utilisation d'un sémaphore </text:span><text:span text:style-name="technical"><text:span text:style-name="T8">sem_t</text:span></text:span><text:span text:style-name="T8"> </text:span><text:span text:style-name="T76">par fil d'exécution</text:span><text:span text:style-name="T8">. Lorsqu'un fil a terminé sa section interne, il signa</text:span><text:span text:style-name="T56">l</text:span><text:span text:style-name="T57">e</text:span><text:span text:style-name="T56"> </text:span><text:span text:style-name="T8">le fil suivant et attend que tous les autres fil</text:span><text:span text:style-name="T56">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71"><text:span text:style-name="T63">spinlock.c</text:span> : utilisation de <text:span text:style-name="T88">minispinlock</text:span> (voir le fichier minispinlock.asm).</text:p>
        </text:list-item>
      </text:list>
      <text:p text:style-name="P19">Dans chaque fichier se trouvent 3 fonctions :</text:p>
      <text:list xml:id="list6359280260426739332" text:style-name="L4">
        <text:list-item>
          <text:p text:style-name="P72"><text:span text:style-name="T67">Initialisation</text:span><text:span text:style-name="T9"> (</text:span>ex :<text:span text:style-name="technical"><text:span text:style-name="T12"> *_init()</text:span></text:span><text:span text:style-name="T12">) : allouer le verrou et l'initialiser.</text:span></text:p>
        </text:list-item>
        <text:list-item>
          <text:p text:style-name="P73"><text:span text:style-name="T68">Finalisation</text:span><text:span text:style-name="T10"> (ex :</text:span><text:span text:style-name="technical"><text:span text:style-name="T12"> *_destroy()</text:span></text:span><text:span text:style-name="T10"> : libérer la mémoire allouée lors de l'initialisation.</text:span></text:p>
        </text:list-item>
        <text:list-item>
          <text:p text:style-name="P70"><text:span text:style-name="T69">Fonction principale</text:span><text:span text:style-name="T11"> (ex :</text:span><text:span text:style-name="technical"><text:span text:style-name="T12"> *_main()</text:span></text:span><text:span text:style-name="T11"> : calcul des statistiques. Insérez le verrouillage et le déverrouillage dans la boucle extérieure. </text:span></text:p>
        </text:list-item>
      </text:list>
      <text:p text:style-name="P22"><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2"><text:span text:style-name="T15">Le code de la section critique de l'expérience est de longueur variable. Le paramètre </text:span><text:span text:style-name="technical"><text:span text:style-name="T44">inner</text:span></text:span><text:span text:style-name="T44"> augmente le nombre d'opérations effectuées dans la section critique, tandis que le paramètre </text:span><text:span text:style-name="technical"><text:span text:style-name="T44">outer</text:span></text:span><text:span text:style-name="T44"> sert à répéter plusieurs fois la prise et la libération du verrou. Dans la réalité, il est préférable de réduire au minimum le </text:span><text:soft-page-break/><text:span text:style-name="T44">nombre d'instructio</text:span><text:span text:style-name="T58">ns d</text:span><text:span text:style-name="T44">ans une section critique. Voici un exemple du lancement du programme. </text:span></text:p>
      <text:p text:style-name="P44">./multilock --lib serial --verbose </text:p>
      <text:p text:style-name="P48">label <text:s text:c="13"/>N <text:s text:c="13"/>sum <text:s text:c="13"/>mean </text:p>
      <text:p text:style-name="P49">actual <text:s text:c="7"/><text:span text:style-name="T122">200000</text:span> <text:s text:c="2"/><text:span text:style-name="T123">4999900000.000</text:span> <text:s text:c="8"/><text:span text:style-name="T124">24999.500</text:span> </text:p>
      <text:p text:style-name="P49">expected <text:s text:c="5"/><text:span text:style-name="T122">200000</text:span> <text:s text:c="2"/><text:span text:style-name="T123">4999900000.000</text:span> <text:s text:c="8"/><text:span text:style-name="T124">24999.500</text:span> </text:p>
      <text:p text:style-name="P48">PASS serial </text:p>
      <text:p text:style-name="P3"/>
      <text:p text:style-name="P6">Si la section critique est bien protégée, alors le programme retournera « PASS ». <text:span text:style-name="T89">Il renverra</text:span> « FAIL » dans le cas contraire. </text:p>
      <text:p text:style-name="P41">Traçage de l'exécution</text:p>
      <text:p text:style-name="P20">Une fois le code complété, tracez l'ensemble des tests avec la commande suivante :</text:p>
      <text:p text:style-name="P45">lttng-simple -k <text:span text:style-name="T53">-s -c </text:span>-- ./<text:span text:style-name="T45">multilock-all.sh</text:span></text:p>
      <text:p text:style-name="P3"/>
      <text:p text:style-name="P7">Le script exécute <text:span text:style-name="T54">deux</text:span><text:span text:style-name="T63"> granulari</text:span><text:span text:style-name="T82">té</text:span><text:span text:style-name="T83">s</text:span><text:span text:style-name="T82"> </text:span><text:span text:style-name="T70">de section critique</text:span><text:span text:style-name="T54"> avec 4 fils d'exécution :</text:span></text:p>
      <text:list xml:id="list1098949921774492819" text:style-name="L5">
        <text:list-item>
          <text:p text:style-name="P67">Une section critique très courte répétée un grand nombre de fois;</text:p>
        </text:list-item>
        <text:list-item>
          <text:p text:style-name="P67">Une section critique très longue répétée un petit nombre de fois.</text:p>
        </text:list-item>
      </text:list>
      <text:p text:style-name="P8"/>
      <text:p text:style-name="P11"><text:span text:style-name="T91">Importe</text:span><text:span text:style-name="T94">z</text:span><text:span text:style-name="T91"> la trace </text:span><text:span text:style-name="technical"><text:span text:style-name="T91">multilock-all.sh-</text:span></text:span><text:span text:style-name="technical"><text:span text:style-name="T92">k</text:span></text:span><text:span text:style-name="T92"> </text:span><text:span text:style-name="T91">dans </text:span><text:span text:style-name="T93">TraceCompass</text:span><text:span text:style-name="T91">, puis compléte</text:span><text:span text:style-name="T95">z</text:span><text:span text:style-name="T91"> le tableau </text:span><text:span text:style-name="T91"><text:sequence-ref text:reference-format="value" text:ref-name="refTable0">1</text:sequence-ref></text:span><text:span text:style-name="T91">.</text:span></text:p>
      <text:p text:style-name="P9"/>
      <text:p text:style-name="P12"><text:span text:style-name="T91">A</text:span><text:span text:style-name="T90">ttention! Pour </text:span><text:span text:style-name="T96">certaines lignes</text:span><text:span text:style-name="T90"> du tableau, il vous est demandé de justifier vos réponses à l’aide de captures d’écran. </text:span><text:span text:style-name="T97">Vous insérerez les captures dans ce document </text:span><text:span text:style-name="T98">dans le tableau 2 ci-dessous</text:span><text:span text:style-name="T97">, en les numérotant et en vous référant à leur numéro pour justifier vos réponses dans le tableau </text:span><text:span text:style-name="T99">1</text:span><text:span text:style-name="T97"> quand c’est nécessaire. </text:span><text:span text:style-name="T101">Vous limiterez</text:span><text:span text:style-name="T100"> vos captures d’écran à la partie intéressante de l’écran seulement.</text:span></text:p>
      <text:p text:style-name="P5"/>
      <table:table table:name="Tableau2" table:style-name="Tableau2">
        <table:table-column table:style-name="Tableau2.A" table:number-columns-repeated="4"/>
        <text:soft-page-break/>
        <table:table-row>
          <table:table-cell table:style-name="Tableau2.A1" office:value-type="string">
            <text:p text:style-name="P62">Propriété</text:p>
          </table:table-cell>
          <table:table-cell table:style-name="Tableau2.A1" office:value-type="string">
            <text:p text:style-name="P62">Mutex</text:p>
          </table:table-cell>
          <table:table-cell table:style-name="Tableau2.A1" office:value-type="string">
            <text:p text:style-name="P61">Semrelay</text:p>
          </table:table-cell>
          <table:table-cell table:style-name="Tableau2.D1" office:value-type="string">
            <text:p text:style-name="P62">Spinlock</text:p>
          </table:table-cell>
        </table:table-row>
        <table:table-row>
          <table:table-cell table:style-name="Tableau2.C5" office:value-type="string">
            <text:p text:style-name="P55">Est-ce que le fil d'exécution en attente bloque pour l'accès à la section critique ? (WAIT_BLOCKED)</text:p>
            <text:p text:style-name="P56">Si oui, illustrez avec une capture d’écran pour chaque verrou concerné.</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3">Est-ce qu'il se produit des appels système <text:span text:style-name="T115">liés au verrouillage? Lesquels?<text:line-break/></text:span><text:span text:style-name="T81">Si oui, illustrez avec une capture d’écran pour chaque verrou concerné.</text:span></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7">Est-ce qu'une famine est possible? S<text:span text:style-name="T130">i oui, comment est-elle visible ?</text:span> <text:span text:style-name="T63">Si oui, <text:s/></text:span><text:span text:style-name="T81">illustrez avec une capture d’écran pour chaque verrou concerné</text:span></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4">La granularité <text:span text:style-name="T115">(paramètres </text:span><text:span text:style-name="T30">outer </text:span><text:span text:style-name="T104">et </text:span><text:span text:style-name="T30">inner</text:span><text:span text:style-name="T104">) </text:span><text:span text:style-name="T102">affecte</text:span>-elle le comportement <text:span text:style-name="T55">du</text:span> verrou ? Si oui, comment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
      <text:p text:style-name="P64">Tableau <text:sequence text:ref-name="refTable0" text:name="Table" text:formula="ooow:Table+1" style:num-format="1">1</text:sequence>: Résumé du comportement des verrous</text:p>
      <text:p text:style-name="P65"/>
      <table:table table:name="Table4" table:style-name="Table4">
        <table:table-column table:style-name="Table4.A"/>
        <table:table-column table:style-name="Table4.B"/>
        <table:table-row>
          <table:table-cell table:style-name="Table4.A1" office:value-type="string">
            <text:h text:style-name="P87" text:outline-level="2">Capture 1</text:h>
          </table:table-cell>
          <table:table-cell table:style-name="Table4.A1" office:value-type="string">
            <text:p text:style-name="P35">[PLACER CAPTURE]</text:p>
          </table:table-cell>
        </table:table-row>
        <table:table-row>
          <table:table-cell table:style-name="Table4.A1" office:value-type="string">
            <text:h text:style-name="P87" text:outline-level="2">Capture 2</text:h>
          </table:table-cell>
          <table:table-cell table:style-name="Table4.A1" office:value-type="string">
            <text:p text:style-name="P35">[PLACER CAPTURE]</text:p>
          </table:table-cell>
        </table:table-row>
        <table:table-row>
          <table:table-cell table:style-name="Table4.A1" office:value-type="string">
            <text:h text:style-name="P87" text:outline-level="2">...<text:soft-page-break/></text:h>
          </table:table-cell>
          <table:table-cell table:style-name="Table4.A1" office:value-type="string">
            <text:p text:style-name="P35">...<text:soft-page-break/></text:p>
          </table:table-cell>
        </table:table-row>
      </table:table>
      <text:p text:style-name="P66">Tableau <text:sequence text:ref-name="refTable1" text:name="Table" text:formula="ooow:Table+1" style:num-format="1">2</text:sequence>: <text:span text:style-name="T133">Captures d’écran</text:span></text:p>
      <text:p text:style-name="P4"/>
      <table:table table:name="Table1" table:style-name="Table1">
        <table:table-column table:style-name="Table1.A"/>
        <table:table-column table:style-name="Table1.B"/>
        <table:table-column table:style-name="Table1.C"/>
        <table:table-row>
          <table:table-cell table:style-name="Table1.A1" office:value-type="string">
            <text:h text:style-name="P88" text:outline-level="2">Implémentation des verrous <text:span text:style-name="T43">(initialisation, destruction et utilisation)</text:span>.</text:h>
          </table:table-cell>
          <table:table-cell table:style-name="Table1.A1" office:value-type="string">
            <text:p text:style-name="P16"/>
          </table:table-cell>
          <table:table-cell table:style-name="Table1.A1" office:value-type="string">
            <text:p text:style-name="Text_20_body"><text:s/>/3 pt</text:p>
          </table:table-cell>
        </table:table-row>
        <table:table-row>
          <table:table-cell table:style-name="Table1.A1" office:value-type="string">
            <text:h text:style-name="P90" text:outline-level="2"><text:span text:style-name="T17">Réponses du tableau </text:span><text:span text:style-name="T17"><text:sequence-ref text:reference-format="value" text:ref-name="refTable0">1</text:sequence-ref></text:span><text:span text:style-name="T17"> et justifications à l’aide de captures d’écran (-0,5pt par erreur ou omission).</text:span></text:h>
          </table:table-cell>
          <table:table-cell table:style-name="Table1.A1" office:value-type="string">
            <text:p text:style-name="P16"/>
          </table:table-cell>
          <table:table-cell table:style-name="Table1.A1" office:value-type="string">
            <text:p text:style-name="Text_20_body"><text:s/>/<text:span text:style-name="T131">3</text:span> pt</text:p>
          </table:table-cell>
        </table:table-row>
      </table:table>
      <text:p text:style-name="P42">Comportement en cas d’erreurs</text:p>
      <text:p text:style-name="P32">Il peut arriver qu’un des fils d’exécution qui ajoute des valeurs à l’ensemble des données ne se lance pas correctement ou s’arrête pendant l’exécution de manière inopinée. <text:span text:style-name="T132">Le programme </text:span><text:span text:style-name="technical"><text:span text:style-name="T6">multilock</text:span></text:span><text:span text:style-name="T6"> simule ce cas d’erreur grâce à l’option </text:span><text:span text:style-name="technical"><text:span text:style-name="T14">--unstable</text:span></text:span><text:span text:style-name="T14">. Lorsque cette option est fournie, un des threads annule son exécution en plein milieu de la section critique avec une certaine probabilité.</text:span></text:p>
      <table:table table:name="Table3" table:style-name="Table3">
        <table:table-column table:style-name="Table3.A"/>
        <table:table-column table:style-name="Table3.B"/>
        <table:table-column table:style-name="Table3.C"/>
        <table:table-row>
          <table:table-cell table:style-name="Table3.A1" office:value-type="string">
            <text:h text:style-name="P91" text:outline-level="2">Lancer le programme <text:span text:style-name="technical"><text:span text:style-name="T6">multilock</text:span></text:span><text:span text:style-name="T6"> avec l’option </text:span><text:span text:style-name="technical"><text:span text:style-name="T14">--unstable</text:span></text:span><text:span text:style-name="T14"> pour chacun des types de verrous (</text:span><text:span text:style-name="technical"><text:span text:style-name="T106">mutex</text:span></text:span>, <text:span text:style-name="technical"><text:span text:style-name="T106">semrelay</text:span></text:span> et <text:span text:style-name="technical"><text:span text:style-name="T106">spinlock</text:span></text:span>). <text:span text:style-name="T107">Que se passe-t-il? Comment l’expliquez-vous?</text:span></text:h>
            <text:p text:style-name="P34"><text:span text:style-name="T105">R</text:span><text:span text:style-name="T102">éponse :</text:span></text:p>
          </table:table-cell>
          <table:table-cell table:style-name="Table3.A1" office:value-type="string">
            <text:p text:style-name="P17"/>
          </table:table-cell>
          <table:table-cell table:style-name="Table3.A1" office:value-type="string">
            <text:p text:style-name="P33"><text:s/>/<text:span text:style-name="T140">0.5</text:span> pt</text:p>
          </table:table-cell>
        </table:table-row>
        <table:table-row>
          <table:table-cell table:style-name="Table3.A1" office:value-type="string">
            <text:h text:style-name="P92" text:outline-level="2">Vous voulez résoudre le problème précédent, c’est-à-dire rendre votre programme plus robuste à la défaillance d’un fil d’exécution <text:span text:style-name="T139">qui est dans sa section critique</text:span>. <text:span text:style-name="T138">Expliquez comment vous vous y prendriez dans le cas des librairies </text:span><text:span text:style-name="technical"><text:span text:style-name="T106">mutex</text:span></text:span><text:span text:style-name="T138"> et </text:span><text:span text:style-name="technical"><text:span text:style-name="T106">spinlock</text:span></text:span><text:span text:style-name="T138">. Pourquoi le cas de <text:s/></text:span><text:span text:style-name="technical"><text:span text:style-name="T106">semrelay</text:span></text:span><text:span text:style-name="T138"> est-il plus compliqué à gérer?</text:span></text:h>
            <text:p text:style-name="P34">Réponse :</text:p>
          </table:table-cell>
          <table:table-cell table:style-name="Table3.A1" office:value-type="string">
            <text:p text:style-name="P17"/>
          </table:table-cell>
          <table:table-cell table:style-name="Table3.A1" office:value-type="string">
            <text:p text:style-name="P33"><text:s/>/<text:span text:style-name="T140">1.5</text:span> pt</text:p>
          </table:table-cell>
        </table:table-row>
        <table:table-row>
          <table:table-cell table:style-name="Table3.A1" office:value-type="string">
            <text:h text:style-name="P93" text:outline-level="2">Implémentez votre correctif dans le cas de la librairie <text:span text:style-name="technical"><text:span text:style-name="T106">mutex</text:span></text:span>. Votre programme ne fournira pas le résultat statistique attendu <text:span text:style-name="T142">mais doit être capable de terminer, même en mode instable.</text:span></text:h>
          </table:table-cell>
          <table:table-cell table:style-name="Table3.A1" office:value-type="string">
            <text:p text:style-name="P17"/>
          </table:table-cell>
          <table:table-cell table:style-name="Table3.A1" office:value-type="string">
            <text:p text:style-name="P33">/<text:span text:style-name="T141">2 pt</text:span></text:p>
          </table:table-cell>
        </table:table-row>
        <table:table-row>
          <table:table-cell table:style-name="Table3.A1" office:value-type="string">
            <text:h text:style-name="P94" text:outline-level="2"><text:span text:style-name="T32">BONUS : Implémentez un correctif </text:span><text:span text:style-name="T31">dans le cas de la librairie </text:span><text:span text:style-name="technical"><text:span text:style-name="T32">semrelay</text:span></text:span><text:span text:style-name="T31">.<text:line-break/></text:span><text:span text:style-name="T33">Ce cas étant plus complexe, il est conseillé d’y revenir à la toute fin si vous avez le temps!</text:span></text:h>
          </table:table-cell>
          <table:table-cell table:style-name="Table3.A1" office:value-type="string">
            <text:p text:style-name="P17"/>
          </table:table-cell>
          <table:table-cell table:style-name="Table3.A1" office:value-type="string">
            <text:p text:style-name="P37">/2 pt</text:p>
          </table:table-cell>
        </table:table-row>
      </table:table>
      <text:p text:style-name="P43"><text:soft-page-break/></text:p>
      <text:h text:style-name="P79" text:outline-level="1">Détection d'interblocage [ 4 pts ]</text:h>
      <text:p text:style-name="P28"><text:span text:style-name="T129">Un interblocage survient lorsqu'il existe un cycle d'attente pour une ressource. Le principal problème lié à un interblocage concerne les possibilités de le détecter. Une manière de faire consiste à </text:span><text:span text:style-name="T80">surveiller à intervalle</text:span><text:span text:style-name="T77">s</text:span><text:span text:style-name="T80"> régulier</text:span><text:span text:style-name="T77">s</text:span><text:span text:style-name="T80"> le progrès de l'exécution</text:span><text:span text:style-name="T129">. Si aucun progrès ne se produit, alors il est possible qu'un interblocage soit survenu. Un tel mécanisme de détection est communément appelé </text:span><text:span text:style-name="T28">watchdog</text:span><text:span text:style-name="T103">.</text:span></text:p>
      <text:p text:style-name="P23"><text:span text:style-name="T24">Vous désirez réaliser un détecteur d'interblocage tel que décrit ci-dessus. Le programme </text:span><text:span text:style-name="technical"><text:span text:style-name="T23">interblocage</text:span></text:span><text:span text:style-name="T23"> simule un traitement d'une durée variable, avec un accès concurrent aux variables </text:span><text:span text:style-name="technical"><text:span text:style-name="T52">x</text:span></text:span><text:span text:style-name="T23"> et </text:span><text:span text:style-name="technical"><text:span text:style-name="T52">y</text:span></text:span><text:span text:style-name="T23">. Les deux fils d'exécution vont verrouiller </text:span><text:span text:style-name="technical"><text:span text:style-name="T121">lock_one</text:span></text:span><text:span text:style-name="T23"> et </text:span><text:span text:style-name="technical"><text:span text:style-name="T121">lock_two</text:span></text:span><text:span text:style-name="T23"> dans un ordre bien choisi pour provoquer un interblocage.</text:span></text:p>
      <text:p text:style-name="P23"><text:span text:style-name="T71">La fonction </text:span><text:span text:style-name="technical"><text:span text:style-name="T72">watchdog()</text:span></text:span><text:span text:style-name="T72"> est appelée toutes les 100 ms. </text:span><text:span text:style-name="T78">Son comportement par défaut est </text:span><text:span text:style-name="T79">d'afficher "watchdog" sur la console</text:span><text:span text:style-name="T78">. C'est donc à vous d'implémenter un mécanisme correct. </text:span><text:span text:style-name="T116">On rappel</text:span><text:span text:style-name="T118">le</text:span><text:span text:style-name="T116"> qu'ici, le rôle du watchdog est de vérifier périodiquement si les traitements effectués par le programme sur certain</text:span><text:span text:style-name="T117">e</text:span><text:span text:style-name="T116">s variables partagées ont avancé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9" text:outline-level="2"><text:span text:style-name="T47">Complétez le verrouillage de </text:span><text:span text:style-name="technical"><text:span text:style-name="T47">lock_one</text:span></text:span><text:span text:style-name="T47"> et </text:span><text:span text:style-name="technical"><text:span text:style-name="T47">lock_two</text:span></text:span><text:span text:style-name="T47"> de manière à provoquer un interblocage. Exécutez le programme </text:span><text:span text:style-name="technical"><text:span text:style-name="T35">interblocage</text:span></text:span><text:span text:style-name="T35"> à plusieurs reprises.</text:span></text:h>
            <text:list xml:id="list740739072964780109" text:style-name="L6">
              <text:list-item>
                <text:list>
                  <text:list-item>
                    <text:h text:style-name="P95" text:outline-level="2">Expliquez comment vous avez placé les verrous. <text:span text:style-name="T136">Pourquoi est-ce que votre choix provoque un interblocage?</text:span></text:h>
                  </text:list-item>
                  <text:list-item>
                    <text:h text:style-name="P96" text:outline-level="2"><text:span text:style-name="T35">L'interblocage survient-il toujours pour les mêmes valeurs de </text:span><text:span text:style-name="technical"><text:span text:style-name="T52">x </text:span></text:span><text:span text:style-name="T35">? Expliquez pourquoi. </text:span></text:h>
                  </text:list-item>
                  <text:list-item>
                    <text:h text:style-name="P99" text:outline-level="2">Est-ce possible que l'interblocage ne survienne jamais ? Si oui, proposez un exemple concret.</text:h>
                  </text:list-item>
                </text:list>
              </text:list-item>
            </text:list>
            <text:p text:style-name="P76">Réponse<text:span text:style-name="T108">s</text:span> : <text:span text:style-name="T143">Afin d’obtenir un interblocage, les verrous ont été placés en sens contraire. En effet, dans foo, on verrouille le lock_one en premier tandis que dans bar on verrouille lock_two en premier. Alors, il est possible que les deux threads verrouillent les deux locks simultanément et qu’ils se retrouvent en situation d’interblocage puisque chacun attendra l’autre. </text:span></text:p>
            <text:p text:style-name="P76"><text:span text:style-name="T143">L’interblocage survient pour des valeurs de x différentes puisqu’il est impossible de déterminer quand est-ce que les deux threads verrouilleront les deux lock en même temps.</text:span></text:p>
            <text:p text:style-name="P76"><text:soft-page-break/><text:span text:style-name="T143"><text:s/>Théoriquement, il est possible que la situation de d’interblocage ne survienne jamais. Cependant, en pratique puisque le processeur effectue énormément d’opérations par seconde, on peut pratiquement garantir qu’il y aura une situation d’interblocage.</text:span></text:p>
          </table:table-cell>
          <table:table-cell table:style-name="Tableau4.A1" office:value-type="string">
            <text:p text:style-name="P16"/>
          </table:table-cell>
          <table:table-cell table:style-name="Tableau4.A1" office:value-type="string">
            <text:p text:style-name="P15"><text:s/>/<text:span text:style-name="T36">2</text:span> pt</text:p>
          </table:table-cell>
        </table:table-row>
        <table:table-row>
          <table:table-cell table:style-name="Tableau4.A1" office:value-type="string">
            <text:h text:style-name="P100" text:outline-level="2"><text:span text:style-name="T34">Implémentez la fonction </text:span><text:span text:style-name="technical"><text:span text:style-name="T34">watchdog()</text:span></text:span><text:span text:style-name="T34"> pour détecter un interblocage. Lorsqu'un interblocage est détecté, on fera un appel à </text:span><text:span text:style-name="technical"><text:span text:style-name="T38">exit()</text:span></text:span><text:span text:style-name="T38"> pour terminer le programme et tous les fils d'exécution. </text:span></text:h>
            <text:list xml:id="list6575283256108571261" text:style-name="L7">
              <text:list-item>
                <text:list>
                  <text:list-item>
                    <text:h text:style-name="P101" text:outline-level="2">Votre détection d'interblocage est-elle parfaite (i.e détecte bien tous les interblocages) ? </text:h>
                  </text:list-item>
                  <text:list-item>
                    <text:h text:style-name="P101" text:outline-level="2">Quel est le risque principal d'une telle solution ?</text:h>
                  </text:list-item>
                  <text:list-item>
                    <text:h text:style-name="P102" text:outline-level="2">Plutôt que de tenter de détecter l’interblocage, comment auriez-vous effectué <text:span text:style-name="T47">le verrouillage de </text:span><text:span text:style-name="technical"><text:span text:style-name="T47">lock_one</text:span></text:span><text:span text:style-name="T47"> et </text:span><text:span text:style-name="technical"><text:span text:style-name="T47">lock_two</text:span></text:span><text:span text:style-name="T47"> d</text:span>e manière à ne jamais avoir d’interblocage? Expliquez.</text:h>
                  </text:list-item>
                </text:list>
              </text:list-item>
            </text:list>
            <text:p text:style-name="P18">Réponse<text:span text:style-name="T108">s</text:span> :</text:p>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row>
          <table:table-cell table:style-name="Tableau4.A1" office:value-type="string">
            <text:h text:style-name="P103" text:outline-level="2"><text:span text:style-name="T37">Placez l'appel à </text:span><text:span text:style-name="technical"><text:span text:style-name="T37">pthread_barrier_wait()</text:span></text:span><text:span text:style-name="T37"> dans les fonctions </text:span><text:span text:style-name="technical"><text:span text:style-name="T37">worker_foo()</text:span></text:span><text:span text:style-name="T37"> et </text:span><text:span text:style-name="technical"><text:span text:style-name="T37">worker_bar()</text:span></text:span><text:span text:style-name="T37"> de manière à </text:span><text:span text:style-name="T73">forcer l'interblocage dès le premier cycle</text:span><text:span text:style-name="T37">.</text:span></text:h>
            <text:h text:style-name="P103" text:outline-level="2" text:is-list-header="true"><text:span text:style-name="T37"><text:s/></text:span><text:span text:style-name="T112">ATTENTION :</text:span><text:span text:style-name="T109"> l'interblocage doit bien être réalisé sur les verrous <text:s/></text:span><text:span text:style-name="technical"><text:span text:style-name="T110">lock_one</text:span></text:span><text:span text:style-name="T110"> et </text:span><text:span text:style-name="technical"><text:span text:style-name="T110">lock_two </text:span></text:span><text:span text:style-name="technical"><text:span text:style-name="T111">et non sur la barrière elle-même.</text:span></text:span></text:h>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
      <text:h text:style-name="P80" text:outline-level="1">Communication par tubes [ <text:span text:style-name="T135">6</text:span> pts ]</text:h>
      <text:p text:style-name="P29">L'analyse lexicale est à la base de la classification des documents réalisée par un moteur de recherche. <text:span text:style-name="T113">P</text:span>our comparer des documents, <text:span text:style-name="T113">on pourra par exemple utiliser des méthodes d'analyse des fréquences d'apparition des mots</text:span>. </text:p>
      <text:p text:style-name="P24"><text:span text:style-name="T18">Le programme </text:span><text:span text:style-name="technical"><text:span text:style-name="T18">lexique</text:span></text:span><text:span text:style-name="T18"> est un prototype qui calcule la fréquence des mots dans un texte. Le but de cet exercice est de lire le texte à analyser depuis l'entrée standard (</text:span><text:span text:style-name="T29">stdin</text:span><text:span text:style-name="T18">) et d'afficher ensuite le résultat sur la sortie standard (</text:span><text:span text:style-name="T29">stdout</text:span><text:span text:style-name="T18">). </text:span></text:p>
      <text:p text:style-name="P25"><text:span text:style-name="T18">Le traitement comporte deux étapes, </text:span><text:span text:style-name="T74">chacune effectuée dans un processus</text:span><text:span text:style-name="T18">, tel que montré sur la figure </text:span><text:span text:style-name="T18"><text:sequence-ref text:reference-format="value" text:ref-name="refIllustration0">1</text:sequence-ref></text:span><text:span text:style-name="T18">. </text:span></text:p>
      <text:list xml:id="list2683998578354532441" text:style-name="L8">
        <text:list-item>
          <text:p text:style-name="P74">La première étape consiste à séparer l'entrée en mots et à calculer leurs tailles. </text:p>
        </text:list-item>
        <text:list-item>
          <text:p text:style-name="P75"><text:soft-page-break/>La deuxième étape est consacrée à compter les fréquences d'apparitions des mots. Les résultats de cette analyse sont stockés dans une table de hachage. </text:p>
        </text:list-item>
      </text:list>
      <text:p text:style-name="P30">L'échange d'informations entre les deux processus se fait par le biais de deux tubes (pipes) <text:span text:style-name="T120">anonymes</text:span>. L'un sert à transmettre la taille des mots, tandis que l'autre permet la transmission des mots eux-mêmes.</text:p>
      <text:p text:style-name="P14"><draw:frame draw:style-name="fr1" draw:name="Cadre1" text:anchor-type="paragraph" svg:width="6.9252in" draw:z-index="0"><draw:text-box fo:min-height="1.0366in"><text:p text:style-name="P63"><draw:frame draw:style-name="fr2" draw:name="images1" text:anchor-type="paragraph" svg:x="0.0016in" svg:y="0.0008in" svg:width="6.9252in" style:rel-width="100%" svg:height="1.0366in"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6"><text:span text:style-name="T21">Les fonctions </text:span><text:span text:style-name="technical"><text:span text:style-name="T21">task_tokenize()</text:span></text:span><text:span text:style-name="T21"> et </text:span><text:span text:style-name="technical"><text:span text:style-name="T21">task_frequency()</text:span></text:span><text:span text:style-name="T21"> sont fournies. Vous devez compléter la fonction </text:span><text:span text:style-name="technical"><text:span text:style-name="T19">main()</text:span></text:span><text:span text:style-name="T19"> du fichier </text:span><text:span text:style-name="technical"><text:span text:style-name="T20">lexique.c</text:span></text:span><text:span text:style-name="T20"> pour initialiser les tubes et démarrer ces deux tâches en tant que processus. Les fichiers </text:span><text:span text:style-name="technical"><text:span text:style-name="T48">text-small</text:span></text:span><text:span text:style-name="T48">, </text:span><text:span text:style-name="technical"><text:span text:style-name="T48">text-linux</text:span></text:span><text:span text:style-name="T48"> et </text:span><text:span text:style-name="technical"><text:span text:style-name="T48">text-galaxy</text:span></text:span><text:span text:style-name="T48"> sont fournis à des fins de test. Voici un exemple d'exécution, qui </text:span><text:span text:style-name="T60">envoi</text:span><text:span text:style-name="T59">e</text:span><text:span text:style-name="T60"> l</text:span><text:span text:style-name="T48">e fichier </text:span><text:span text:style-name="technical"><text:span text:style-name="T51">text-small</text:span></text:span><text:span text:style-name="T51"> à l'entrée standard du programme </text:span><text:span text:style-name="technical"><text:span text:style-name="T51">lexique</text:span></text:span><text:span text:style-name="T49"> :</text:span></text:p>
      <text:p text:style-name="code">.<text:span text:style-name="T50">/lexique &lt; text-small</text:span></text:p>
      <text:p text:style-name="Standard"/>
      <table:table table:name="Table5" table:style-name="Table5">
        <table:table-column table:style-name="Table5.A"/>
        <table:table-column table:style-name="Table5.B"/>
        <table:table-column table:style-name="Table5.C"/>
        <table:table-row>
          <table:table-cell table:style-name="Table5.A1" office:value-type="string">
            <text:h text:style-name="P97" text:outline-level="2"><text:span text:style-name="T16">Implémentation du programme (création des tubes, passage des paramètres aux fonctions </text:span><text:span text:style-name="technical"><text:span text:style-name="T46">task_tokenize()</text:span></text:span><text:span text:style-name="T46"> et </text:span><text:span text:style-name="technical"><text:span text:style-name="T46">task_frequency()</text:span></text:span><text:span text:style-name="T22">).</text:span></text:h>
          </table:table-cell>
          <table:table-cell table:style-name="Table5.A1" office:value-type="string">
            <text:p text:style-name="P16"/>
          </table:table-cell>
          <table:table-cell table:style-name="Table5.A1" office:value-type="string">
            <text:p text:style-name="P13"><text:s/>/<text:span text:style-name="T41">4</text:span> pt</text:p>
          </table:table-cell>
        </table:table-row>
        <table:table-row>
          <table:table-cell table:style-name="Table5.A1" office:value-type="string">
            <text:h text:style-name="P104" text:outline-level="2">Actuellement, les statistiques de fréquences sont affichées seulement à la fin du traitement. En appuyant sur les touches CTRL-C, le signal SIGINT est envoyé au programme. Celui-ci quitte et les données ne sont pas affichées. </text:h>
            <text:h text:style-name="P98" text:outline-level="2" text:is-list-header="true"><text:span text:style-name="T114">Modifiez le gestionnaire d'événements pour afficher les données </text:span><text:span text:style-name="T75">avant de quitter</text:span><text:span text:style-name="T114">. (Astuce : en envoyant la taille de mot -1 à </text:span><text:span text:style-name="technical"><text:span text:style-name="T40">task_frequency()</text:span></text:span><text:span text:style-name="T39">, alors le processus affiche les données et cesse le traitement).</text:span></text:h>
          </table:table-cell>
          <table:table-cell table:style-name="Table5.A1" office:value-type="string">
            <text:p text:style-name="P16"/>
          </table:table-cell>
          <table:table-cell table:style-name="Table5.A1" office:value-type="string">
            <text:p text:style-name="P13"><text:s/>/<text:span text:style-name="T134">2 pt</text:span></text:p>
          </table:table-cell>
        </table:table-row>
        <table:table-row>
          <table:table-cell table:style-name="Table5.A1" office:value-type="string">
            <text:h text:style-name="P105" text:outline-level="2"><text:span text:style-name="T119">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able:table-cell>
          <table:table-cell table:style-name="Table5.A1" office:value-type="string">
            <text:p text:style-name="P16"/>
          </table:table-cell>
          <table:table-cell table:style-name="Table5.A1" office:value-type="string">
            <text:p text:style-name="P36">/1 pt</text:p>
          </table:table-cell>
        </table:table-row>
      </table:table>
      <text:h text:style-name="P82" text:outline-level="1" text:is-list-header="true"/>
      <text:h text:style-name="P81" text:outline-level="1">Correction</text:h>
      <table:table table:name="Table6" table:style-name="Table6">
        <table:table-column table:style-name="Table6.A"/>
        <table:table-column table:style-name="Table6.B"/>
        <table:table-row>
          <table:table-cell table:style-name="Table6.A1" office:value-type="string">
            <text:p text:style-name="Table_20_Contents">Points des questions 1 à 4</text:p>
          </table:table-cell>
          <table:table-cell table:style-name="Table6.B1" office:value-type="float" office:value="0">
            <text:p text:style-name="P58">0</text:p>
          </table:table-cell>
        </table:table-row>
        <table:table-row>
          <table:table-cell table:style-name="Table6.A3" office:value-type="string">
            <text:p text:style-name="Table_20_Contents">Pénalité de retard</text:p>
          </table:table-cell>
          <table:table-cell table:style-name="Table6.B3" office:value-type="string">
            <text:p text:style-name="P58">0</text:p>
          </table:table-cell>
        </table:table-row>
        <table:table-row>
          <table:table-cell table:style-name="Table6.A3" office:value-type="string">
            <text:p text:style-name="Table_20_Contents">Qualité de la langue (-0,5% par faute)</text:p>
          </table:table-cell>
          <table:table-cell table:style-name="Table6.B3" office:value-type="string">
            <text:p text:style-name="P58">0</text:p>
          </table:table-cell>
        </table:table-row>
        <table:table-row>
          <table:table-cell table:style-name="Table6.A4" office:value-type="string">
            <text:p text:style-name="Table_20_Contents">Points bonus</text:p>
          </table:table-cell>
          <table:table-cell table:style-name="Table6.B4" office:value-type="float" office:value="0">
            <text:p text:style-name="P58">0</text:p>
          </table:table-cell>
        </table:table-row>
        <table:table-row>
          <table:table-cell table:style-name="Table6.A5" office:value-type="string">
            <text:p text:style-name="Table_20_Contents">Note finale sur 20</text:p>
          </table:table-cell>
          <table:table-cell table:style-name="Table6.B4" table:formula="ooow:sum &lt;B1:B4&gt;" office:value-type="float" office:value="0">
            <text:p text:style-name="P58">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in" fo:margin-bottom="0in" loext:contextual-spacing="false" style:page-number="auto" fo:background-color="#e6e6e6" fo:padding="0.1in"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in" draw:fill-image-height="0in"/>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2DT1H43M40S</meta:editing-duration>
    <meta:editing-cycles>189</meta:editing-cycles>
    <meta:generator>LibreOffice/5.1.6.2$Linux_X86_64 LibreOffice_project/10m0$Build-2</meta:generator>
    <meta:initial-creator>francis </meta:initial-creator>
    <dc:date>2018-02-16T17:09:39.380089180</dc:date>
    <meta:document-statistic meta:table-count="8" meta:image-count="1" meta:object-count="0" meta:page-count="9" meta:paragraph-count="133" meta:word-count="2002" meta:character-count="12934" meta:non-whitespace-character-count="11001"/>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